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c083" officeooo:paragraph-rsid="0011c083"/>
    </style:style>
    <style:style style:name="P2" style:family="paragraph" style:parent-style-name="Standard">
      <style:text-properties officeooo:rsid="0011c083" officeooo:paragraph-rsid="0011c083"/>
    </style:style>
    <style:style style:name="P3" style:family="paragraph" style:parent-style-name="Standard">
      <style:text-properties officeooo:rsid="001316dc" officeooo:paragraph-rsid="001316dc"/>
    </style:style>
    <style:style style:name="P4" style:family="paragraph" style:parent-style-name="Standard">
      <style:text-properties officeooo:rsid="0013f325" officeooo:paragraph-rsid="0013f325"/>
    </style:style>
    <style:style style:name="P5" style:family="paragraph" style:parent-style-name="Standard">
      <style:text-properties officeooo:rsid="0015b791" officeooo:paragraph-rsid="0011c083"/>
    </style:style>
    <style:style style:name="P6" style:family="paragraph" style:parent-style-name="Standard">
      <style:text-properties officeooo:rsid="0015b791" officeooo:paragraph-rsid="0015b791"/>
    </style:style>
    <style:style style:name="P7" style:family="paragraph" style:parent-style-name="Standard">
      <style:text-properties officeooo:rsid="00172a93" officeooo:paragraph-rsid="00172a93"/>
    </style:style>
    <style:style style:name="P8" style:family="paragraph" style:parent-style-name="Standard">
      <style:text-properties officeooo:rsid="001ac839" officeooo:paragraph-rsid="001ac839"/>
    </style:style>
    <style:style style:name="T1" style:family="text">
      <style:text-properties officeooo:rsid="001316dc"/>
    </style:style>
    <style:style style:name="T2" style:family="text">
      <style:text-properties officeooo:rsid="00172a93"/>
    </style:style>
    <style:style style:name="T3" style:family="text">
      <style:text-properties officeooo:rsid="00190a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질문</text:p>
      <text:p text:style-name="P1"/>
      <text:p text:style-name="P1"><text:span text:style-name="T1">Q) </text:span>디바이스가 서버가 되면 많이 느려지나?</text:p>
      <text:p text:style-name="P3">Q) 모바일폰이 서버가 되는거면 커널단까지 뚫고 내려가서 뭘 하는거야??</text:p>
      <text:p text:style-name="P4">Q) 다른 자연 재해 대처 서비스로 무엇이 있는가?</text:p>
      <text:p text:style-name="P4"/>
      <text:p text:style-name="P3">피드백</text:p>
      <text:p text:style-name="P3"/>
      <text:p text:style-name="P3">서버는 터진다는 표현 좋지 않다. </text:p>
      <text:p text:style-name="P3">프리젠테이션 음석 속도 1.2배속이 딱이다.</text:p>
      <text:p text:style-name="P3">작은 서버를 사회적인 활용 방안으로 컨셉을 잡아라.</text:p>
      <text:p text:style-name="P3"/>
      <text:p text:style-name="P3">회의</text:p>
      <text:p text:style-name="P3"/>
      <text:p text:style-name="P1">Node.js docker 어떻게 올릴 수 있지? </text:p>
      <text:p text:style-name="P1">개발도구를 docker만들고 서버는 node.js로 만든다. </text:p>
      <text:p text:style-name="P1"/>
      <text:p text:style-name="P1">안드로이드 다운로드 해서 올리면 안되는데 , 도커 이미지로 만들어주면 툴, 버전 컴플릿 없이 다운로드해서 이미지 돌리면 된다. 개발 배포시 도커 컨테이너 배포를 중점으로 한다. </text:p>
      <text:p text:style-name="P5"/>
      <text:p text:style-name="P6">서버 </text:p>
      <text:p text:style-name="P6">Cms AWS </text:p>
      <text:p text:style-name="P6"/>
      <text:p text:style-name="P6">DB</text:p>
      <text:p text:style-name="P6">Mysql </text:p>
      <text:p text:style-name="P6">다른 RDMS </text:p>
      <text:p text:style-name="P6">DBMS 복잡하게 이용할 이유 없다. </text:p>
      <text:p text:style-name="P6"/>
      <text:p text:style-name="P6">활용 방안 언급하기, 음성녹음 올려도 되는지?</text:p>
      <text:p text:style-name="P6"/>
      <text:p text:style-name="P6">총체적 그림을 그리면서 작업을 해</text:p>
      <text:p text:style-name="P6">개발자는 docker 이미지에 올라갈 툴 구조를 그려</text:p>
      <text:p text:style-name="P6">기간 별로 정하고</text:p>
      <text:p text:style-name="P6">마켓 플레이스 어떻게 올릴지 올리고</text:p>
      <text:p text:style-name="P6">오픈소스 되는지, 만들 것, 확인할 것</text:p>
      <text:p text:style-name="P6">→ 요약하자면 정리를 하면서 하자 read me 에 올리자</text:p>
      <text:p text:style-name="P6"/>
      <text:p text:style-name="P6">되는지 안되는지 확인이 급선무 안드로이드 위에 <text:span text:style-name="T2">node.js 해보고 서버가 돌고 핫스팟 키고 되는지, 그래야 불안감 없이 일이 진행됨. 최악일 때를 생각해서 주요 기능을 먼저 확인하고 만들어라. 우리가 하고자 하는 것만 멋지게 시연할 수 있게</text:span></text:p>
      <text:p text:style-name="P6"/>
      <text:p text:style-name="P7">MVP </text:p>
      <text:p text:style-name="P7">우리 프로젝트의 의미를 먼저 보이고, 고객이 그 의미를 알 수 있게 먼저 만든다. →<text:span text:style-name="T3"> Agile</text:span></text:p>
      <text:p text:style-name="P7"/>
      <text:p text:style-name="P8">안 되는게 있으면 빨리 말하기, 되는 것부터 먼저!!!</text:p>
      <text:p text:style-name="P8"/>
      <text:p text:style-name="P8">질문 AWS 어떻게 쓰는지?</text:p>
      <text:p text:style-name="P8">처음에는 로컬에서 하고, 로컬에서 이슈가 생기면 AWS 쓰면 됨</text:p>
      <text:p text:style-name="P8"><text:soft-page-break/></text:p>
      <text:p text:style-name="P8">프로젝트에 쓰는 시간을 각자 관리하기!! 일주일 얼마나 써야 하는지! 해낸 것도 써 놓고</text:p>
      <text:p text:style-name="P8">github 일하는 log를 commit 계속한다. 정량적 기억을 위해서 log를 쓰라</text:p>
      <text:p text:style-name="P8">→ 새로운 일을 할 때 예측이 됨.</text:p>
      <text:p text:style-name="P8"/>
      <text:p text:style-name="P8">각자 github ID 레퍼지토리에 남기기 today I learn </text:p>
      <text:p text:style-name="P8"/>
      <text:p text:style-name="P8">다음 주는 <text:s/>전체 그림을 보고 싶음</text:p>
      <text:p text:style-name="P8">해야 할 일 이거이거 있고, software구조 </text:p>
      <text:p text:style-name="P8">그 다음 주 만든 결과</text:p>
      <text:p text:style-name="P8"/>
      <text:p text:style-name="P8"/>
      <text:p text:style-name="P6">활용 방안 언급하기, 음성 녹음 올려도 되는지?</text:p>
      <text:p text:style-name="P6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15:58.736757956</meta:creation-date>
    <dc:date>2018-03-20T09:55:35.630166184</dc:date>
    <meta:editing-duration>PT32M3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698" meta:character-count="1043" meta:non-whitespace-character-count="804"/>
  </office:meta>
</office:document-meta>
</file>